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6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5229" calcext:value-type="float">
            <text:p><text:s text:c="3"/>95,229</text:p>
          </table:table-cell>
          <table:table-cell table:style-name="ce25" office:value-type="float" office:value="18646" calcext:value-type="float">
            <text:p><text:s text:c="3"/>18,646</text:p>
          </table:table-cell>
          <table:table-cell table:style-name="ce25" office:value-type="float" office:value="7292" calcext:value-type="float">
            <text:p><text:s text:c="3"/>7,292</text:p>
          </table:table-cell>
          <table:table-cell table:style-name="ce25" office:value-type="float" office:value="6365" calcext:value-type="float">
            <text:p><text:s text:c="3"/>6,365</text:p>
          </table:table-cell>
          <table:table-cell table:style-name="ce25" office:value-type="float" office:value="3205" calcext:value-type="float">
            <text:p><text:s text:c="3"/>3,205</text:p>
          </table:table-cell>
          <table:table-cell table:style-name="ce25" office:value-type="float" office:value="2681" calcext:value-type="float">
            <text:p><text:s text:c="3"/>2,681</text:p>
          </table:table-cell>
          <table:table-cell table:style-name="ce25" office:value-type="float" office:value="1596" calcext:value-type="float">
            <text:p><text:s text:c="3"/>1,596</text:p>
          </table:table-cell>
          <table:table-cell table:style-name="ce25" office:value-type="float" office:value="2696" calcext:value-type="float">
            <text:p><text:s text:c="3"/>2,696</text:p>
          </table:table-cell>
          <table:table-cell table:style-name="ce25" office:value-type="float" office:value="7976" calcext:value-type="float">
            <text:p><text:s text:c="3"/>7,976</text:p>
          </table:table-cell>
          <table:table-cell table:style-name="ce25" office:value-type="float" office:value="507" calcext:value-type="float">
            <text:p><text:s text:c="3"/>50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70" calcext:value-type="float">
            <text:p><text:s text:c="3"/>3,670</text:p>
          </table:table-cell>
          <table:table-cell table:style-name="ce25" office:value-type="float" office:value="38763" calcext:value-type="float">
            <text:p><text:s text:c="3"/>38,763</text:p>
          </table:table-cell>
          <table:table-cell table:style-name="ce25" office:value-type="float" office:value="1817" calcext:value-type="float">
            <text:p><text:s text:c="3"/>1,817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76624" calcext:value-type="float">
            <text:p><text:s text:c="3"/>76,624</text:p>
          </table:table-cell>
          <table:table-cell table:style-name="ce25" office:value-type="float" office:value="1828" calcext:value-type="float">
            <text:p><text:s text:c="3"/>1,828</text:p>
          </table:table-cell>
          <table:table-cell table:style-name="ce25" office:value-type="float" office:value="7601" calcext:value-type="float">
            <text:p><text:s text:c="3"/>7,601</text:p>
          </table:table-cell>
          <table:table-cell table:style-name="ce25" office:value-type="float" office:value="4657" calcext:value-type="float">
            <text:p><text:s text:c="3"/>4,657</text:p>
          </table:table-cell>
          <table:table-cell table:style-name="ce25" office:value-type="float" office:value="4442" calcext:value-type="float">
            <text:p><text:s text:c="3"/>4,442</text:p>
          </table:table-cell>
          <table:table-cell table:style-name="ce25" office:value-type="float" office:value="3866" calcext:value-type="float">
            <text:p><text:s text:c="3"/>3,866</text:p>
          </table:table-cell>
          <table:table-cell table:style-name="ce25" office:value-type="float" office:value="1849" calcext:value-type="float">
            <text:p><text:s text:c="3"/>1,849</text:p>
          </table:table-cell>
          <table:table-cell table:style-name="ce25" office:value-type="float" office:value="2488" calcext:value-type="float">
            <text:p><text:s text:c="3"/>2,488</text:p>
          </table:table-cell>
          <table:table-cell table:style-name="ce25" office:value-type="float" office:value="6957" calcext:value-type="float">
            <text:p><text:s text:c="3"/>6,957</text:p>
          </table:table-cell>
          <table:table-cell table:style-name="ce25" office:value-type="float" office:value="458" calcext:value-type="float">
            <text:p><text:s text:c="3"/>45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70" calcext:value-type="float">
            <text:p><text:s text:c="3"/>3,670</text:p>
          </table:table-cell>
          <table:table-cell table:style-name="ce25" office:value-type="float" office:value="38763" calcext:value-type="float">
            <text:p><text:s text:c="3"/>38,763</text:p>
          </table:table-cell>
          <table:table-cell table:style-name="ce25" office:value-type="float" office:value="22" calcext:value-type="float">
            <text:p><text:s text:c="3"/>22</text:p>
          </table:table-cell>
          <table:table-cell table:style-name="ce25" office:value-type="float" office:value="23" calcext:value-type="float">
            <text:p><text:s text:c="3"/>23</text:p>
          </table:table-cell>
          <table:table-cell table:style-name="ce29" office:value-type="float" office:value="18605" calcext:value-type="float">
            <text:p><text:s text:c="3"/>18,60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3127" calcext:value-type="float">
            <text:p><text:s text:c="3"/>43,127</text:p>
          </table:table-cell>
          <table:table-cell table:style-name="ce25" office:value-type="float" office:value="8207" calcext:value-type="float">
            <text:p><text:s text:c="3"/>8,207</text:p>
          </table:table-cell>
          <table:table-cell table:style-name="ce25" office:value-type="float" office:value="3331" calcext:value-type="float">
            <text:p><text:s text:c="3"/>3,331</text:p>
          </table:table-cell>
          <table:table-cell table:style-name="ce25" office:value-type="float" office:value="3032" calcext:value-type="float">
            <text:p><text:s text:c="3"/>3,032</text:p>
          </table:table-cell>
          <table:table-cell table:style-name="ce25" office:value-type="float" office:value="1441" calcext:value-type="float">
            <text:p><text:s text:c="3"/>1,441</text:p>
          </table:table-cell>
          <table:table-cell table:style-name="ce25" office:value-type="float" office:value="1208" calcext:value-type="float">
            <text:p><text:s text:c="3"/>1,208</text:p>
          </table:table-cell>
          <table:table-cell table:style-name="ce25" office:value-type="float" office:value="736" calcext:value-type="float">
            <text:p><text:s text:c="3"/>736</text:p>
          </table:table-cell>
          <table:table-cell table:style-name="ce25" office:value-type="float" office:value="1254" calcext:value-type="float">
            <text:p><text:s text:c="3"/>1,254</text:p>
          </table:table-cell>
          <table:table-cell table:style-name="ce25" office:value-type="float" office:value="3714" calcext:value-type="float">
            <text:p><text:s text:c="3"/>3,714</text:p>
          </table:table-cell>
          <table:table-cell table:style-name="ce25" office:value-type="float" office:value="285" calcext:value-type="float">
            <text:p><text:s text:c="3"/>28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50" calcext:value-type="float">
            <text:p><text:s text:c="3"/>1,750</text:p>
          </table:table-cell>
          <table:table-cell table:style-name="ce25" office:value-type="float" office:value="17595" calcext:value-type="float">
            <text:p><text:s text:c="3"/>17,595</text:p>
          </table:table-cell>
          <table:table-cell table:style-name="ce25" office:value-type="float" office:value="563" calcext:value-type="float">
            <text:p><text:s text:c="3"/>563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35156" calcext:value-type="float">
            <text:p><text:s text:c="3"/>35,156</text:p>
          </table:table-cell>
          <table:table-cell table:style-name="ce25" office:value-type="float" office:value="791" calcext:value-type="float">
            <text:p><text:s text:c="3"/>791</text:p>
          </table:table-cell>
          <table:table-cell table:style-name="ce25" office:value-type="float" office:value="3555" calcext:value-type="float">
            <text:p><text:s text:c="3"/>3,555</text:p>
          </table:table-cell>
          <table:table-cell table:style-name="ce25" office:value-type="float" office:value="2023" calcext:value-type="float">
            <text:p><text:s text:c="3"/>2,023</text:p>
          </table:table-cell>
          <table:table-cell table:style-name="ce25" office:value-type="float" office:value="2061" calcext:value-type="float">
            <text:p><text:s text:c="3"/>2,061</text:p>
          </table:table-cell>
          <table:table-cell table:style-name="ce25" office:value-type="float" office:value="1788" calcext:value-type="float">
            <text:p><text:s text:c="3"/>1,788</text:p>
          </table:table-cell>
          <table:table-cell table:style-name="ce25" office:value-type="float" office:value="845" calcext:value-type="float">
            <text:p><text:s text:c="3"/>845</text:p>
          </table:table-cell>
          <table:table-cell table:style-name="ce25" office:value-type="float" office:value="1149" calcext:value-type="float">
            <text:p><text:s text:c="3"/>1,149</text:p>
          </table:table-cell>
          <table:table-cell table:style-name="ce25" office:value-type="float" office:value="3334" calcext:value-type="float">
            <text:p><text:s text:c="3"/>3,334</text:p>
          </table:table-cell>
          <table:table-cell table:style-name="ce25" office:value-type="float" office:value="246" calcext:value-type="float">
            <text:p><text:s text:c="3"/>24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50" calcext:value-type="float">
            <text:p><text:s text:c="3"/>1,750</text:p>
          </table:table-cell>
          <table:table-cell table:style-name="ce25" office:value-type="float" office:value="17595" calcext:value-type="float">
            <text:p><text:s text:c="3"/>17,595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7971" calcext:value-type="float">
            <text:p><text:s text:c="3"/>7,9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2102" calcext:value-type="float">
            <text:p><text:s text:c="3"/>52,102</text:p>
          </table:table-cell>
          <table:table-cell table:style-name="ce25" office:value-type="float" office:value="10439" calcext:value-type="float">
            <text:p><text:s text:c="3"/>10,439</text:p>
          </table:table-cell>
          <table:table-cell table:style-name="ce25" office:value-type="float" office:value="3961" calcext:value-type="float">
            <text:p><text:s text:c="3"/>3,961</text:p>
          </table:table-cell>
          <table:table-cell table:style-name="ce25" office:value-type="float" office:value="3333" calcext:value-type="float">
            <text:p><text:s text:c="3"/>3,333</text:p>
          </table:table-cell>
          <table:table-cell table:style-name="ce25" office:value-type="float" office:value="1764" calcext:value-type="float">
            <text:p><text:s text:c="3"/>1,764</text:p>
          </table:table-cell>
          <table:table-cell table:style-name="ce25" office:value-type="float" office:value="1473" calcext:value-type="float">
            <text:p><text:s text:c="3"/>1,473</text:p>
          </table:table-cell>
          <table:table-cell table:style-name="ce25" office:value-type="float" office:value="860" calcext:value-type="float">
            <text:p><text:s text:c="3"/>860</text:p>
          </table:table-cell>
          <table:table-cell table:style-name="ce25" office:value-type="float" office:value="1442" calcext:value-type="float">
            <text:p><text:s text:c="3"/>1,442</text:p>
          </table:table-cell>
          <table:table-cell table:style-name="ce25" office:value-type="float" office:value="4262" calcext:value-type="float">
            <text:p><text:s text:c="3"/>4,262</text:p>
          </table:table-cell>
          <table:table-cell table:style-name="ce25" office:value-type="float" office:value="222" calcext:value-type="float">
            <text:p><text:s text:c="3"/>222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20" calcext:value-type="float">
            <text:p><text:s text:c="3"/>1,920</text:p>
          </table:table-cell>
          <table:table-cell table:style-name="ce25" office:value-type="float" office:value="21168" calcext:value-type="float">
            <text:p><text:s text:c="3"/>21,168</text:p>
          </table:table-cell>
          <table:table-cell table:style-name="ce25" office:value-type="float" office:value="1254" calcext:value-type="float">
            <text:p><text:s text:c="3"/>1,254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41468" calcext:value-type="float">
            <text:p><text:s text:c="3"/>41,468</text:p>
          </table:table-cell>
          <table:table-cell table:style-name="ce25" office:value-type="float" office:value="1037" calcext:value-type="float">
            <text:p><text:s text:c="3"/>1,037</text:p>
          </table:table-cell>
          <table:table-cell table:style-name="ce25" office:value-type="float" office:value="4046" calcext:value-type="float">
            <text:p><text:s text:c="3"/>4,046</text:p>
          </table:table-cell>
          <table:table-cell table:style-name="ce25" office:value-type="float" office:value="2634" calcext:value-type="float">
            <text:p><text:s text:c="3"/>2,634</text:p>
          </table:table-cell>
          <table:table-cell table:style-name="ce25" office:value-type="float" office:value="2381" calcext:value-type="float">
            <text:p><text:s text:c="3"/>2,381</text:p>
          </table:table-cell>
          <table:table-cell table:style-name="ce25" office:value-type="float" office:value="2078" calcext:value-type="float">
            <text:p><text:s text:c="3"/>2,078</text:p>
          </table:table-cell>
          <table:table-cell table:style-name="ce25" office:value-type="float" office:value="1004" calcext:value-type="float">
            <text:p><text:s text:c="3"/>1,004</text:p>
          </table:table-cell>
          <table:table-cell table:style-name="ce25" office:value-type="float" office:value="1339" calcext:value-type="float">
            <text:p><text:s text:c="3"/>1,339</text:p>
          </table:table-cell>
          <table:table-cell table:style-name="ce25" office:value-type="float" office:value="3623" calcext:value-type="float">
            <text:p><text:s text:c="3"/>3,623</text:p>
          </table:table-cell>
          <table:table-cell table:style-name="ce25" office:value-type="float" office:value="212" calcext:value-type="float">
            <text:p><text:s text:c="3"/>212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20" calcext:value-type="float">
            <text:p><text:s text:c="3"/>1,920</text:p>
          </table:table-cell>
          <table:table-cell table:style-name="ce25" office:value-type="float" office:value="21168" calcext:value-type="float">
            <text:p><text:s text:c="3"/>21,168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44" office:value-type="float" office:value="10634" calcext:value-type="float">
            <text:p><text:s text:c="3"/>10,63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7994" calcext:value-type="float">
            <text:p>17,994</text:p>
          </table:table-cell>
          <table:table-cell table:style-name="ce26" office:value-type="float" office:value="4245" calcext:value-type="float">
            <text:p>4,2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947" calcext:value-type="float">
            <text:p>3,947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641" calcext:value-type="float">
            <text:p>1,641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95" calcext:value-type="float">
            <text:p>5,795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503" calcext:value-type="float">
            <text:p>13,503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13" calcext:value-type="float">
            <text:p>2,713</text:p>
          </table:table-cell>
          <table:table-cell table:style-name="ce26" office:value-type="float" office:value="1814" calcext:value-type="float">
            <text:p>1,81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666" calcext:value-type="float">
            <text:p>1,666</text:p>
          </table:table-cell>
          <table:table-cell table:style-name="ce26" office:value-type="float" office:value="123" calcext:value-type="float">
            <text:p>1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95" calcext:value-type="float">
            <text:p>5,79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4491" calcext:value-type="float">
            <text:p>4,49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099" calcext:value-type="float">
            <text:p>8,099</text:p>
          </table:table-cell>
          <table:table-cell table:style-name="ce27" office:value-type="float" office:value="1844" calcext:value-type="float">
            <text:p>1,8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69" calcext:value-type="float">
            <text:p>1,869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83" calcext:value-type="float">
            <text:p>2,58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00" calcext:value-type="float">
            <text:p>6,100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83" calcext:value-type="float">
            <text:p>2,58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999" calcext:value-type="float">
            <text:p>1,99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895" calcext:value-type="float">
            <text:p>9,895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492" calcext:value-type="float">
            <text:p>2,49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193" calcext:value-type="float">
            <text:p>14,193</text:p>
          </table:table-cell>
          <table:table-cell table:style-name="ce26" office:value-type="float" office:value="4963" calcext:value-type="float">
            <text:p>4,963</text:p>
          </table:table-cell>
          <table:table-cell table:style-name="ce26" office:value-type="float" office:value="2713" calcext:value-type="float">
            <text:p>2,7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03" calcext:value-type="float">
            <text:p>4,203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32" calcext:value-type="float">
            <text:p>11,132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3947" calcext:value-type="float">
            <text:p>3,9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03" calcext:value-type="float">
            <text:p>4,20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3061" calcext:value-type="float">
            <text:p>3,06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01" calcext:value-type="float">
            <text:p>6,201</text:p>
          </table:table-cell>
          <table:table-cell table:style-name="ce27" office:value-type="float" office:value="2121" calcext:value-type="float">
            <text:p>2,121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19" calcext:value-type="float">
            <text:p>1,919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85" calcext:value-type="float">
            <text:p>5,185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869" calcext:value-type="float">
            <text:p>1,8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19" calcext:value-type="float">
            <text:p>1,919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1016" calcext:value-type="float">
            <text:p>1,0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992" calcext:value-type="float">
            <text:p>7,992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045" calcext:value-type="float">
            <text:p>2,04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401" calcext:value-type="float">
            <text:p>10,401</text:p>
          </table:table-cell>
          <table:table-cell table:style-name="ce26" office:value-type="float" office:value="1721" calcext:value-type="float">
            <text:p>1,721</text:p>
          </table:table-cell>
          <table:table-cell table:style-name="ce26" office:value-type="float" office:value="1814" calcext:value-type="float">
            <text:p>1,814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38" calcext:value-type="float">
            <text:p>4,038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398" calcext:value-type="float">
            <text:p>7,39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38" calcext:value-type="float">
            <text:p>4,0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3003" calcext:value-type="float">
            <text:p>3,00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47" calcext:value-type="float">
            <text:p>4,747</text:p>
          </table:table-cell>
          <table:table-cell table:style-name="ce27" office:value-type="float" office:value="773" calcext:value-type="float">
            <text:p>773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46" calcext:value-type="float">
            <text:p>1,84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53" calcext:value-type="float">
            <text:p>3,35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46" calcext:value-type="float">
            <text:p>1,8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394" calcext:value-type="float">
            <text:p>1,39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609" calcext:value-type="float">
            <text:p>1,60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646" calcext:value-type="float">
            <text:p>12,646</text:p>
          </table:table-cell>
          <table:table-cell table:style-name="ce26" office:value-type="float" office:value="1856" calcext:value-type="float">
            <text:p>1,856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12" calcext:value-type="float">
            <text:p>6,71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553" calcext:value-type="float">
            <text:p>9,553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12" calcext:value-type="float">
            <text:p>6,71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3093" calcext:value-type="float">
            <text:p>3,09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54" calcext:value-type="float">
            <text:p>5,754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073" calcext:value-type="float">
            <text:p>1,073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39" calcext:value-type="float">
            <text:p>3,03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19" calcext:value-type="float">
            <text:p>4,319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683" calcext:value-type="float">
            <text:p>683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39" calcext:value-type="float">
            <text:p>3,03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435" calcext:value-type="float">
            <text:p>1,43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892" calcext:value-type="float">
            <text:p>6,892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73" calcext:value-type="float">
            <text:p>3,67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658" calcext:value-type="float">
            <text:p>1,65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315" calcext:value-type="float">
            <text:p>6,315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34" calcext:value-type="float">
            <text:p>3,434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08" calcext:value-type="float">
            <text:p>5,108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34" calcext:value-type="float">
            <text:p>3,4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207" calcext:value-type="float">
            <text:p>1,20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845" calcext:value-type="float">
            <text:p>2,845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32" calcext:value-type="float">
            <text:p>2,33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513" calcext:value-type="float">
            <text:p>51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68" calcext:value-type="float">
            <text:p>1,86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694" calcext:value-type="float">
            <text:p>69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472" calcext:value-type="float">
            <text:p>10,472</text:p>
          </table:table-cell>
          <table:table-cell table:style-name="ce26" office:value-type="float" office:value="1752" calcext:value-type="float">
            <text:p>1,752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67" calcext:value-type="float">
            <text:p>6,067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47" calcext:value-type="float">
            <text:p>8,947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67" calcext:value-type="float">
            <text:p>6,0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525" calcext:value-type="float">
            <text:p>1,52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02" calcext:value-type="float">
            <text:p>4,702</text:p>
          </table:table-cell>
          <table:table-cell table:style-name="ce27" office:value-type="float" office:value="773" calcext:value-type="float">
            <text:p>773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25" calcext:value-type="float">
            <text:p>2,725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69" calcext:value-type="float">
            <text:p>4,069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25" calcext:value-type="float">
            <text:p>2,7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33" calcext:value-type="float">
            <text:p>63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892" calcext:value-type="float">
            <text:p>89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2384" calcext:value-type="float">
            <text:p><text:s text:c="3"/>22,384</text:p>
          </table:table-cell>
          <table:table-cell table:style-name="ce29" office:value-type="float" office:value="3081" calcext:value-type="float">
            <text:p><text:s text:c="3"/>3,081</text:p>
          </table:table-cell>
          <table:table-cell table:style-name="ce29" office:value-type="float" office:value="1666" calcext:value-type="float">
            <text:p><text:s text:c="3"/>1,666</text:p>
          </table:table-cell>
          <table:table-cell table:style-name="ce29" office:value-type="float" office:value="942" calcext:value-type="float">
            <text:p><text:s text:c="3"/>942</text:p>
          </table:table-cell>
          <table:table-cell table:style-name="ce29" office:value-type="float" office:value="1071" calcext:value-type="float">
            <text:p><text:s text:c="3"/>1,071</text:p>
          </table:table-cell>
          <table:table-cell table:style-name="ce29" office:value-type="float" office:value="1468" calcext:value-type="float">
            <text:p><text:s text:c="3"/>1,468</text:p>
          </table:table-cell>
          <table:table-cell table:style-name="ce29" office:value-type="float" office:value="526" calcext:value-type="float">
            <text:p><text:s text:c="3"/>526</text:p>
          </table:table-cell>
          <table:table-cell table:style-name="ce29" office:value-type="float" office:value="1164" calcext:value-type="float">
            <text:p><text:s text:c="3"/>1,16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0" calcext:value-type="float">
            <text:p><text:s text:c="3"/>12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69" calcext:value-type="float">
            <text:p><text:s text:c="3"/>3,669</text:p>
          </table:table-cell>
          <table:table-cell table:style-name="ce29" office:value-type="float" office:value="8268" calcext:value-type="float">
            <text:p><text:s text:c="3"/>8,268</text:p>
          </table:table-cell>
          <table:table-cell table:style-name="ce29" office:value-type="float" office:value="399" calcext:value-type="float">
            <text:p><text:s text:c="3"/>399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9" office:value-type="float" office:value="20220" calcext:value-type="float">
            <text:p><text:s text:c="3"/>20,220</text:p>
          </table:table-cell>
          <table:table-cell table:style-name="ce29" office:value-type="float" office:value="286" calcext:value-type="float">
            <text:p><text:s text:c="3"/>286</text:p>
          </table:table-cell>
          <table:table-cell table:style-name="ce29" office:value-type="float" office:value="1641" calcext:value-type="float">
            <text:p><text:s text:c="3"/>1,641</text:p>
          </table:table-cell>
          <table:table-cell table:style-name="ce29" office:value-type="float" office:value="905" calcext:value-type="float">
            <text:p><text:s text:c="3"/>905</text:p>
          </table:table-cell>
          <table:table-cell table:style-name="ce29" office:value-type="float" office:value="1233" calcext:value-type="float">
            <text:p><text:s text:c="3"/>1,233</text:p>
          </table:table-cell>
          <table:table-cell table:style-name="ce29" office:value-type="float" office:value="2292" calcext:value-type="float">
            <text:p><text:s text:c="3"/>2,292</text:p>
          </table:table-cell>
          <table:table-cell table:style-name="ce29" office:value-type="float" office:value="632" calcext:value-type="float">
            <text:p><text:s text:c="3"/>632</text:p>
          </table:table-cell>
          <table:table-cell table:style-name="ce29" office:value-type="float" office:value="1174" calcext:value-type="float">
            <text:p><text:s text:c="3"/>1,17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9" calcext:value-type="float">
            <text:p><text:s text:c="3"/>9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69" calcext:value-type="float">
            <text:p><text:s text:c="3"/>3,669</text:p>
          </table:table-cell>
          <table:table-cell table:style-name="ce29" office:value-type="float" office:value="8268" calcext:value-type="float">
            <text:p><text:s text:c="3"/>8,268</text:p>
          </table:table-cell>
          <table:table-cell table:style-name="ce29" office:value-type="float" office:value="9" calcext:value-type="float">
            <text:p><text:s text:c="3"/>9</text:p>
          </table:table-cell>
          <table:table-cell table:style-name="ce26" office:value-type="float" office:value="12" calcext:value-type="float">
            <text:p>12</text:p>
          </table:table-cell>
          <table:table-cell table:style-name="ce45" office:value-type="float" office:value="2164" calcext:value-type="float">
            <text:p>2,16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365" calcext:value-type="float">
            <text:p><text:s text:c="3"/>10,365</text:p>
          </table:table-cell>
          <table:table-cell table:style-name="ce30" office:value-type="float" office:value="1381" calcext:value-type="float">
            <text:p><text:s text:c="3"/>1,381</text:p>
          </table:table-cell>
          <table:table-cell table:style-name="ce30" office:value-type="float" office:value="836" calcext:value-type="float">
            <text:p><text:s text:c="3"/>836</text:p>
          </table:table-cell>
          <table:table-cell table:style-name="ce30" office:value-type="float" office:value="471" calcext:value-type="float">
            <text:p><text:s text:c="3"/>471</text:p>
          </table:table-cell>
          <table:table-cell table:style-name="ce30" office:value-type="float" office:value="491" calcext:value-type="float">
            <text:p><text:s text:c="3"/>491</text:p>
          </table:table-cell>
          <table:table-cell table:style-name="ce30" office:value-type="float" office:value="683" calcext:value-type="float">
            <text:p><text:s text:c="3"/>683</text:p>
          </table:table-cell>
          <table:table-cell table:style-name="ce30" office:value-type="float" office:value="228" calcext:value-type="float">
            <text:p><text:s text:c="3"/>228</text:p>
          </table:table-cell>
          <table:table-cell table:style-name="ce30" office:value-type="float" office:value="546" calcext:value-type="float">
            <text:p><text:s text:c="3"/>54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9" calcext:value-type="float">
            <text:p><text:s text:c="3"/>7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49" calcext:value-type="float">
            <text:p><text:s text:c="3"/>1,749</text:p>
          </table:table-cell>
          <table:table-cell table:style-name="ce30" office:value-type="float" office:value="3803" calcext:value-type="float">
            <text:p><text:s text:c="3"/>3,803</text:p>
          </table:table-cell>
          <table:table-cell table:style-name="ce30" office:value-type="float" office:value="91" calcext:value-type="float">
            <text:p><text:s text:c="3"/>91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9397" calcext:value-type="float">
            <text:p><text:s text:c="3"/>9,397</text:p>
          </table:table-cell>
          <table:table-cell table:style-name="ce30" office:value-type="float" office:value="123" calcext:value-type="float">
            <text:p><text:s text:c="3"/>123</text:p>
          </table:table-cell>
          <table:table-cell table:style-name="ce30" office:value-type="float" office:value="782" calcext:value-type="float">
            <text:p><text:s text:c="3"/>782</text:p>
          </table:table-cell>
          <table:table-cell table:style-name="ce30" office:value-type="float" office:value="390" calcext:value-type="float">
            <text:p><text:s text:c="3"/>390</text:p>
          </table:table-cell>
          <table:table-cell table:style-name="ce30" office:value-type="float" office:value="590" calcext:value-type="float">
            <text:p><text:s text:c="3"/>590</text:p>
          </table:table-cell>
          <table:table-cell table:style-name="ce30" office:value-type="float" office:value="1073" calcext:value-type="float">
            <text:p><text:s text:c="3"/>1,073</text:p>
          </table:table-cell>
          <table:table-cell table:style-name="ce30" office:value-type="float" office:value="293" calcext:value-type="float">
            <text:p><text:s text:c="3"/>293</text:p>
          </table:table-cell>
          <table:table-cell table:style-name="ce30" office:value-type="float" office:value="533" calcext:value-type="float">
            <text:p><text:s text:c="3"/>53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3" calcext:value-type="float">
            <text:p><text:s text:c="3"/>5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49" calcext:value-type="float">
            <text:p><text:s text:c="3"/>1,749</text:p>
          </table:table-cell>
          <table:table-cell table:style-name="ce30" office:value-type="float" office:value="3803" calcext:value-type="float">
            <text:p><text:s text:c="3"/>3,803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968" calcext:value-type="float">
            <text:p>96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019" calcext:value-type="float">
            <text:p><text:s text:c="3"/>12,019</text:p>
          </table:table-cell>
          <table:table-cell table:style-name="ce31" office:value-type="float" office:value="1700" calcext:value-type="float">
            <text:p><text:s text:c="3"/>1,700</text:p>
          </table:table-cell>
          <table:table-cell table:style-name="ce31" office:value-type="float" office:value="830" calcext:value-type="float">
            <text:p><text:s text:c="3"/>830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580" calcext:value-type="float">
            <text:p><text:s text:c="3"/>580</text:p>
          </table:table-cell>
          <table:table-cell table:style-name="ce31" office:value-type="float" office:value="785" calcext:value-type="float">
            <text:p><text:s text:c="3"/>785</text:p>
          </table:table-cell>
          <table:table-cell table:style-name="ce31" office:value-type="float" office:value="298" calcext:value-type="float">
            <text:p><text:s text:c="3"/>298</text:p>
          </table:table-cell>
          <table:table-cell table:style-name="ce31" office:value-type="float" office:value="618" calcext:value-type="float">
            <text:p><text:s text:c="3"/>61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20" calcext:value-type="float">
            <text:p><text:s text:c="3"/>1,920</text:p>
          </table:table-cell>
          <table:table-cell table:style-name="ce31" office:value-type="float" office:value="4465" calcext:value-type="float">
            <text:p><text:s text:c="3"/>4,465</text:p>
          </table:table-cell>
          <table:table-cell table:style-name="ce31" office:value-type="float" office:value="308" calcext:value-type="float">
            <text:p><text:s text:c="3"/>30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0823" calcext:value-type="float">
            <text:p><text:s text:c="3"/>10,823</text:p>
          </table:table-cell>
          <table:table-cell table:style-name="ce31" office:value-type="float" office:value="163" calcext:value-type="float">
            <text:p><text:s text:c="3"/>163</text:p>
          </table:table-cell>
          <table:table-cell table:style-name="ce31" office:value-type="float" office:value="859" calcext:value-type="float">
            <text:p><text:s text:c="3"/>859</text:p>
          </table:table-cell>
          <table:table-cell table:style-name="ce31" office:value-type="float" office:value="515" calcext:value-type="float">
            <text:p><text:s text:c="3"/>515</text:p>
          </table:table-cell>
          <table:table-cell table:style-name="ce31" office:value-type="float" office:value="643" calcext:value-type="float">
            <text:p><text:s text:c="3"/>643</text:p>
          </table:table-cell>
          <table:table-cell table:style-name="ce31" office:value-type="float" office:value="1219" calcext:value-type="float">
            <text:p><text:s text:c="3"/>1,219</text:p>
          </table:table-cell>
          <table:table-cell table:style-name="ce31" office:value-type="float" office:value="339" calcext:value-type="float">
            <text:p><text:s text:c="3"/>339</text:p>
          </table:table-cell>
          <table:table-cell table:style-name="ce31" office:value-type="float" office:value="641" calcext:value-type="float">
            <text:p><text:s text:c="3"/>6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20" calcext:value-type="float">
            <text:p><text:s text:c="3"/>1,920</text:p>
          </table:table-cell>
          <table:table-cell table:style-name="ce31" office:value-type="float" office:value="4465" calcext:value-type="float">
            <text:p><text:s text:c="3"/>4,465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1196" calcext:value-type="float">
            <text:p>1,19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03" calcext:value-type="float">
            <text:p>20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25" calcext:value-type="float">
            <text:p>42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21" calcext:value-type="float">
            <text:p>12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596" calcext:value-type="float">
            <text:p>5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87" calcext:value-type="float">
            <text:p>78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83" calcext:value-type="float">
            <text:p>2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19" calcext:value-type="float">
            <text:p>4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313" calcext:value-type="float">
            <text:p>3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8" calcext:value-type="float">
            <text:p>36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56" calcext:value-type="float">
            <text:p>25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25" calcext:value-type="float">
            <text:p>12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264" calcext:value-type="float">
            <text:p>26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1" calcext:value-type="float">
            <text:p>13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52" calcext:value-type="float">
            <text:p>2,852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255" calcext:value-type="float">
            <text:p><text:s/>－25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115" calcext:value-type="float">
            <text:p><text:s/>－11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40" calcext:value-type="float">
            <text:p><text:s/>－14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94" calcext:value-type="float">
            <text:p>1,194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55" calcext:value-type="float">
            <text:p>1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341" calcext:value-type="float">
            <text:p>3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52" calcext:value-type="float">
            <text:p>52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9" calcext:value-type="float">
            <text:p>5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4" calcext:value-type="float">
            <text:p>1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3" calcext:value-type="float">
            <text:p>5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83" calcext:value-type="float">
            <text:p>2,48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92" calcext:value-type="float">
            <text:p>2,19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291" calcext:value-type="float">
            <text:p>29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98" calcext:value-type="float">
            <text:p>9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86" calcext:value-type="float">
            <text:p>1,38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88" calcext:value-type="float">
            <text:p>28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193" calcext:value-type="float">
            <text:p>19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84" calcext:value-type="float">
            <text:p>18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2" calcext:value-type="float">
            <text:p><text:s/>－1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98" calcext:value-type="float">
            <text:p>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62" calcext:value-type="float">
            <text:p>26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62" calcext:value-type="float">
            <text:p>2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7" calcext:value-type="float">
            <text:p><text:s/>－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66" calcext:value-type="float">
            <text:p>26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04" calcext:value-type="float">
            <text:p>3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2" calcext:value-type="float">
            <text:p>14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24" calcext:value-type="float">
            <text:p>1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89" calcext:value-type="float">
            <text:p>8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63" calcext:value-type="float">
            <text:p>46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64" calcext:value-type="float">
            <text:p>2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11" calcext:value-type="float">
            <text:p>2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252" calcext:value-type="float">
            <text:p>25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2" table:style-name="ce32" office:value-type="float" office:value="34" calcext:value-type="float">
            <text:p>3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17" calcext:value-type="float">
            <text:p>2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72" calcext:value-type="float">
            <text:p>17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2" calcext:value-type="float">
            <text:p>11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61" calcext:value-type="float">
            <text:p>61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79" calcext:value-type="float">
            <text:p>7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4" calcext:value-type="float">
            <text:p>1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9" calcext:value-type="float">
            <text:p>9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53" calcext:value-type="float">
            <text:p>5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